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Normal" style:family="paragraph">
      <style:text-properties style:font-name="Calibri" style:font-name-complex="Calibri" fo:color="#000000" fo:font-size="13pt" style:font-size-asian="13pt" style:font-size-complex="13pt" fo:hyphenate="true"/>
    </style:style>
    <style:style style:name="P100" style:parent-style-name="Normal" style:family="paragraph">
      <style:text-properties style:font-name="Calibri" style:font-name-complex="Calibri" fo:color="#000000" fo:font-size="13pt" style:font-size-asian="13pt" style:font-size-complex="13pt" fo:hyphenate="true"/>
    </style:style>
    <style:style style:name="P101" style:parent-style-name="Normal" style:family="paragraph">
      <style:text-properties fo:hyphenate="true"/>
    </style:style>
    <style:style style:name="T102" style:parent-style-name="Fuentedepárrafopredeter." style:family="text">
      <style:text-properties style:font-name="Calibri" style:font-name-complex="Calibri" fo:color="#000000" fo:font-size="13pt" style:font-size-asian="13pt" style:font-size-complex="13pt"/>
    </style:style>
    <style:style style:name="T103" style:parent-style-name="Fuentedepárrafopredeter." style:family="text">
      <style:text-properties style:font-name="Calibri" style:font-name-complex="Calibri" fo:color="#000000" fo:font-size="13pt" style:font-size-asian="13pt" style:font-size-complex="13pt" fo:language="es" fo:country="MX"/>
    </style:style>
    <style:style style:name="T104" style:parent-style-name="Fuentedepárrafopredeter." style:family="text">
      <style:text-properties style:font-name="Calibri" style:font-name-complex="Calibri" fo:color="#000000" fo:font-size="13pt" style:font-size-asian="13pt" style:font-size-complex="13pt"/>
    </style:style>
    <style:style style:name="T105" style:parent-style-name="Fuentedepárrafopredeter." style:family="text">
      <style:text-properties style:font-name="Calibri" style:font-name-complex="Calibri" fo:color="#000000" fo:font-size="13pt" style:font-size-asian="13pt" style:font-size-complex="13pt" fo:language="es" fo:country="MX"/>
    </style:style>
    <style:style style:name="T106" style:parent-style-name="Fuentedepárrafopredeter." style:family="text">
      <style:text-properties style:font-name="Calibri" style:font-name-complex="Calibri" fo:color="#000000" fo:font-size="13pt" style:font-size-asian="13pt" style:font-size-complex="13pt"/>
    </style:style>
    <style:style style:name="P107" style:parent-style-name="Normal" style:family="paragraph">
      <style:text-properties style:font-name="Calibri" style:font-name-complex="Calibri" fo:color="#000000" fo:font-size="11pt" style:font-size-asian="11pt" style:font-size-complex="11pt" fo:hyphenate="true"/>
    </style:style>
    <style:style style:name="P108"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09"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10" style:parent-style-name="Normal" style:family="paragraph">
      <style:text-properties style:font-name="Calibri" style:font-name-complex="Calibri" fo:color="#000000" fo:font-size="11pt" style:font-size-asian="11pt" style:font-size-complex="11pt" fo:hyphenate="true"/>
    </style:style>
    <style:style style:name="P111"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12" style:parent-style-name="NormalWeb" style:family="paragraph">
      <style:paragraph-properties style:vertical-align="baseline" fo:margin-top="0in" style:line-height-at-least="0.2083in" fo:background-color="#FFFFFF"/>
    </style:style>
    <style:style style:name="T113" style:parent-style-name="Fuentedepárrafopredeter." style:family="text">
      <style:text-properties style:font-name="Calibri" style:font-name-complex="Calibri" fo:color="#4A4A4A" fo:font-size="11pt" style:font-size-asian="11pt" style:font-size-complex="11pt"/>
    </style:style>
    <style:style style:name="T114" style:parent-style-name="Textoennegrita" style:family="text">
      <style:text-properties style:font-name="Calibri" style:font-name-complex="Calibri" fo:font-weight="normal" style:font-weight-asian="normal" fo:color="#4A4A4A" fo:font-size="11pt" style:font-size-asian="11pt" style:font-size-complex="11pt"/>
    </style:style>
    <style:style style:name="T115" style:parent-style-name="Fuentedepárrafopredeter." style:family="text">
      <style:text-properties style:font-name="Calibri" style:font-name-complex="Calibri" fo:color="#4A4A4A" fo:font-size="11pt" style:font-size-asian="11pt" style:font-size-complex="11pt"/>
    </style:style>
    <style:style style:name="T116" style:parent-style-name="Fuentedepárrafopredeter." style:family="text">
      <style:text-properties style:font-name="Calibri" style:font-name-complex="Calibri" fo:color="#4A4A4A" fo:font-size="11pt" style:font-size-asian="11pt" style:font-size-complex="11pt"/>
    </style:style>
    <style:style style:name="P117"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18"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19"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20"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1"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22"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3"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24"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5"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26"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7"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8" style:parent-style-name="NormalWeb" style:family="paragraph">
      <style:paragraph-properties style:vertical-align="baseline" fo:margin-top="0in" style:line-height-at-least="0.2083in" fo:background-color="#FFFFFF"/>
      <style:text-properties style:font-name="Calibri" style:font-name-complex="Calibri" fo:color="#4A4A4A" fo:font-size="13pt" style:font-size-asian="13pt" style:font-size-complex="13pt"/>
    </style:style>
    <style:style style:name="P129"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0"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1"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2"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3"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4"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5"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6" style:parent-style-name="Standard" style:family="paragraph">
      <style:text-properties style:font-name="Calibri" style:font-name-complex="Calibri" fo:font-size="11pt" style:font-size-asian="11pt" style:font-size-complex="11pt" fo:language="es" fo:country="MX" style:language-asian="es" style:country-asian="MX" style:language-complex="ar" style:country-complex="SA"/>
    </style:style>
    <style:style style:name="P137" style:parent-style-name="Standard" style:family="paragraph">
      <style:text-properties style:font-name="Calibri" style:font-name-complex="Calibri" fo:font-size="13pt" style:font-size-asian="13pt" style:font-size-complex="13pt" fo:language="es" fo:country="MX" style:language-asian="es" style:country-asian="MX" style:language-complex="ar" style:country-complex="SA"/>
    </style:style>
    <style:style style:name="P138" style:parent-style-name="Standard" style:family="paragraph">
      <style:text-properties style:font-name="Calibri" style:font-name-complex="Calibri" fo:font-size="11pt" style:font-size-asian="11pt" style:font-size-complex="11pt" fo:language="es" fo:country="MX" style:language-asian="es" style:country-asian="MX" style:language-complex="ar" style:country-complex="SA"/>
    </style:style>
    <style:style style:name="T139" style:parent-style-name="Fuentedepárrafopredeter." style:family="text">
      <style:text-properties style:font-name="Calibri" style:font-name-complex="Calibri" fo:color="#000000" fo:font-size="11pt" style:font-size-asian="11pt" style:font-size-complex="11pt" fo:background-color="#FFFFFF"/>
    </style:style>
    <style:style style:name="T140" style:parent-style-name="Fuentedepárrafopredeter." style:family="text">
      <style:text-properties style:font-name="Calibri" style:font-name-complex="Calibri" fo:color="#000000" fo:font-size="11pt" style:font-size-asian="11pt" style:font-size-complex="11pt" fo:background-color="#FFFFFF"/>
    </style:style>
    <style:style style:name="P141" style:parent-style-name="Título2" style:family="paragraph">
      <style:paragraph-properties fo:margin-top="0in" fo:margin-bottom="0.3333in" fo:background-color="#FFFFFF"/>
      <style:text-properties style:font-name="Calibri" style:font-name-complex="Calibri" fo:font-weight="normal" style:font-weight-asian="normal" fo:color="#000000" fo:font-size="11pt" style:font-size-asian="11pt" style:font-size-complex="11pt"/>
    </style:style>
    <style:style style:name="S1" style:family="section">
      <style:section-properties fo:margin-left="0in" fo:margin-right="0in" style:writing-mode="lr-tb">
        <style:columns fo:column-count="2" fo:column-gap="0.5in"/>
      </style:section-properties>
    </style:style>
    <style:style style:name="P142"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43"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44" style:parent-style-name="Fuentedepárrafopredeter." style:family="text">
      <style:text-properties style:font-name="Calibri" style:font-name-complex="Calibri" fo:color="#000000" fo:font-size="11pt" style:font-size-asian="11pt" style:font-size-complex="11pt"/>
    </style:style>
    <style:style style:name="P145"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46"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47" style:parent-style-name="Fuentedepárrafopredeter." style:family="text">
      <style:text-properties style:font-name="Calibri" style:font-name-complex="Calibri" fo:color="#000000" fo:font-size="11pt" style:font-size-asian="11pt" style:font-size-complex="11pt"/>
    </style:style>
    <style:style style:name="P148"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49"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50" style:parent-style-name="Fuentedepárrafopredeter." style:family="text">
      <style:text-properties style:font-name="Calibri" style:font-name-complex="Calibri" fo:color="#000000" fo:font-size="11pt" style:font-size-asian="11pt" style:font-size-complex="11pt"/>
    </style:style>
    <style:style style:name="P151"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52"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53" style:parent-style-name="Fuentedepárrafopredeter." style:family="text">
      <style:text-properties style:font-name="Calibri" style:font-name-complex="Calibri" fo:color="#000000" fo:font-size="11pt" style:font-size-asian="11pt" style:font-size-complex="11pt"/>
    </style:style>
    <style:style style:name="P154"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55"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56" style:parent-style-name="Fuentedepárrafopredeter." style:family="text">
      <style:text-properties style:font-name="Calibri" style:font-name-complex="Calibri" fo:color="#000000" fo:font-size="11pt" style:font-size-asian="11pt" style:font-size-complex="11pt"/>
    </style:style>
    <style:style style:name="P157"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58"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59" style:parent-style-name="Fuentedepárrafopredeter." style:family="text">
      <style:text-properties style:font-name="Calibri" style:font-name-complex="Calibri" fo:color="#000000" fo:font-size="11pt" style:font-size-asian="11pt" style:font-size-complex="11pt"/>
    </style:style>
    <style:style style:name="P160"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61"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62" style:parent-style-name="Fuentedepárrafopredeter." style:family="text">
      <style:text-properties style:font-name="Calibri" style:font-name-complex="Calibri" fo:color="#000000" fo:font-size="11pt" style:font-size-asian="11pt" style:font-size-complex="11pt"/>
    </style:style>
    <style:style style:name="P163"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64"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65" style:parent-style-name="Fuentedepárrafopredeter." style:family="text">
      <style:text-properties style:font-name="Calibri" style:font-name-complex="Calibri" fo:color="#000000" fo:font-size="11pt" style:font-size-asian="11pt" style:font-size-complex="11pt"/>
    </style:style>
    <style:style style:name="S2" style:family="section">
      <style:section-properties fo:margin-left="0in" fo:margin-right="0in" style:writing-mode="lr-tb"/>
    </style:style>
    <style:style style:name="P166" style:parent-style-name="Normal" style:family="paragraph">
      <style:paragraph-properties fo:widows="2" fo:orphans="2" fo:background-color="#FFFFFF"/>
      <style:text-properties style:font-name="Calibri" style:font-name-complex="Calibri" fo:color="#000000" fo:font-size="14pt" style:font-size-asian="14pt" style:font-size-complex="14pt" fo:hyphenate="true"/>
    </style:style>
    <style:style style:name="S3" style:family="section">
      <style:section-properties fo:margin-left="0in" fo:margin-right="0in" style:writing-mode="lr-tb"/>
    </style:style>
    <style:style style:name="P167" style:parent-style-name="Normal" style:family="paragraph">
      <style:paragraph-properties fo:widows="2" fo:orphans="2" fo:background-color="#FFFFFF"/>
      <style:text-properties style:font-name="Calibri" style:font-name-complex="Calibri" fo:color="#000000" fo:font-size="14pt" style:font-size-asian="14pt" style:font-size-complex="14pt" fo:hyphenate="true"/>
    </style:style>
    <style:style style:name="P168" style:parent-style-name="Normal" style:family="paragraph">
      <style:paragraph-properties fo:widows="2" fo:orphans="2" fo:background-color="#FFFFFF"/>
      <style:text-properties style:font-name="Calibri" style:font-name-complex="Calibri" fo:color="#000000" fo:font-size="13pt" style:font-size-asian="13pt" style:font-size-complex="13pt" fo:hyphenate="true"/>
    </style:style>
    <style:style style:name="P169" style:parent-style-name="Normal" style:family="paragraph">
      <style:paragraph-properties fo:widows="2" fo:orphans="2" fo:background-color="#FFFFFF"/>
      <style:text-properties style:font-name="Calibri" style:font-name-complex="Calibri" fo:color="#000000" fo:font-size="11pt" style:font-size-asian="11pt" style:font-size-complex="11pt" fo:hyphenate="true"/>
    </style:style>
    <style:style style:name="P170" style:parent-style-name="Título2" style:family="paragraph">
      <style:paragraph-properties fo:text-align="justify" fo:margin-top="0.125in" fo:margin-bottom="0.1562in" fo:background-color="#FFFFFF"/>
      <style:text-properties style:font-name="Calibri" style:font-name-complex="Calibri" fo:font-weight="normal" style:font-weight-asian="normal" fo:color="#26211B" fo:font-size="11pt" style:font-size-asian="11pt" style:font-size-complex="11pt"/>
    </style:style>
    <style:style style:name="P171" style:parent-style-name="NormalWeb" style:family="paragraph">
      <style:paragraph-properties fo:text-align="justify" fo:margin-top="0in" fo:margin-bottom="0.1562in" fo:background-color="#FFFFFF"/>
    </style:style>
    <style:style style:name="T172" style:parent-style-name="Fuentedepárrafopredeter." style:family="text">
      <style:text-properties style:font-name="Calibri" style:font-name-complex="Calibri" fo:color="#312E2B" fo:font-size="11pt" style:font-size-asian="11pt" style:font-size-complex="11pt"/>
    </style:style>
    <style:style style:name="T173" style:parent-style-name="Textoennegrita" style:family="text">
      <style:text-properties style:font-name="Calibri" style:font-name-complex="Calibri" fo:font-weight="normal" style:font-weight-asian="normal" fo:color="#312E2B" fo:font-size="11pt" style:font-size-asian="11pt" style:font-size-complex="11pt"/>
    </style:style>
    <style:style style:name="T174" style:parent-style-name="Fuentedepárrafopredeter." style:family="text">
      <style:text-properties style:font-name="Calibri" style:font-name-complex="Calibri" fo:color="#312E2B" fo:font-size="11pt" style:font-size-asian="11pt" style:font-size-complex="11pt"/>
    </style:style>
    <style:style style:name="T175" style:parent-style-name="Fuentedepárrafopredeter." style:family="text">
      <style:text-properties style:font-name="Calibri" style:font-name-complex="Calibri" fo:color="#312E2B" fo:font-size="11pt" style:font-size-asian="11pt" style:font-size-complex="11pt"/>
    </style:style>
    <style:style style:name="P176" style:parent-style-name="NormalWeb" style:family="paragraph">
      <style:paragraph-properties fo:text-align="justify" fo:margin-top="0in" fo:margin-bottom="0.1562in" fo:background-color="#FFFFFF"/>
      <style:text-properties style:font-name="Calibri" style:font-name-complex="Calibri" fo:color="#312E2B" fo:font-size="11pt" style:font-size-asian="11pt" style:font-size-complex="11pt"/>
    </style:style>
    <style:style style:name="P177" style:parent-style-name="Standard" style:family="paragraph">
      <style:text-properties style:font-name="Calibri" style:font-name-complex="Calibri" fo:font-size="13pt" style:font-size-asian="13pt" style:font-size-complex="13pt" fo:language="es" fo:country="MX" style:language-asian="es" style:country-asian="MX" style:language-complex="ar" style:country-complex="SA"/>
    </style:style>
    <style:style style:name="P178" style:parent-style-name="Standard" style:family="paragraph">
      <style:text-properties style:font-name="Calibri" style:font-name-complex="Calibri" fo:font-size="13pt" style:font-size-asian="13pt" style:font-size-complex="13pt" fo:language="es" fo:country="MX" style:language-asian="es" style:country-asian="MX" style:language-complex="ar" style:country-complex="SA"/>
    </style:style>
    <style:style style:name="P179" style:parent-style-name="Standard" style:family="paragraph">
      <style:text-properties style:font-name="Calibri" style:font-name-complex="Calibri" fo:color="#001133" fo:font-size="11pt" style:font-size-asian="11pt" style:font-size-complex="11pt" fo:background-color="#FFFFFF"/>
    </style:style>
    <style:style style:name="P180" style:parent-style-name="Standard" style:family="paragraph">
      <style:text-properties style:font-name="Calibri" style:font-name-complex="Calibri" fo:color="#001133" fo:font-size="13pt" style:font-size-asian="13pt" style:font-size-complex="13pt" fo:background-color="#FFFFFF"/>
    </style:style>
    <style:style style:name="P181" style:parent-style-name="Standard" style:family="paragraph">
      <style:text-properties style:font-name="Calibri" style:font-name-complex="Calibri" fo:color="#001133" fo:font-size="13pt" style:font-size-asian="13pt" style:font-size-complex="13pt" fo:background-color="#FFFFFF"/>
    </style:style>
    <style:style style:name="P182" style:parent-style-name="Standard" style:family="paragraph">
      <style:text-properties style:font-name="Calibri" style:font-name-complex="Calibri" fo:color="#001133" fo:font-size="11pt" style:font-size-asian="11pt" style:font-size-complex="11pt" fo:background-color="#FFFFFF"/>
    </style:style>
    <style:style style:name="T183" style:parent-style-name="Fuentedepárrafopredeter." style:family="text">
      <style:text-properties style:font-name="Calibri" style:font-name-complex="Calibri" fo:color="#333333" fo:font-size="11pt" style:font-size-asian="11pt" style:font-size-complex="11pt" fo:background-color="#FFFFFF"/>
    </style:style>
    <style:style style:name="T184" style:parent-style-name="Textoennegrita" style:family="text">
      <style:text-properties style:font-name="Calibri" style:font-name-complex="Calibri" fo:color="#333333" fo:font-size="11pt" style:font-size-asian="11pt" style:font-size-complex="11pt" fo:background-color="#FFFFFF"/>
    </style:style>
    <style:style style:name="T185" style:parent-style-name="Fuentedepárrafopredeter." style:family="text">
      <style:text-properties style:font-name="Calibri" style:font-name-complex="Calibri" fo:color="#333333" fo:font-size="11pt" style:font-size-asian="11pt" style:font-size-complex="11pt" fo:background-color="#FFFFFF"/>
    </style:style>
    <style:style style:name="T186" style:parent-style-name="Fuentedepárrafopredeter." style:family="text">
      <style:text-properties style:font-name="Calibri" style:font-name-complex="Calibri" fo:color="#333333" fo:font-size="11pt" style:font-size-asian="11pt" style:font-size-complex="11pt" fo:background-color="#FFFFFF"/>
    </style:style>
    <style:style style:name="T187" style:parent-style-name="Textoennegrita" style:family="text">
      <style:text-properties style:font-name="Calibri" style:font-name-complex="Calibri" fo:color="#333333" fo:font-size="11pt" style:font-size-asian="11pt" style:font-size-complex="11pt" fo:background-color="#FFFFFF"/>
    </style:style>
    <style:style style:name="T188" style:parent-style-name="Fuentedepárrafopredeter." style:family="text">
      <style:text-properties style:font-name="Calibri" style:font-name-complex="Calibri" fo:color="#333333" fo:font-size="11pt" style:font-size-asian="11pt" style:font-size-complex="11pt" fo:background-color="#FFFFFF"/>
    </style:style>
    <style:style style:name="T189" style:parent-style-name="Textoennegrita" style:family="text">
      <style:text-properties style:font-name="Calibri" style:font-name-complex="Calibri" fo:color="#333333" fo:font-size="11pt" style:font-size-asian="11pt" style:font-size-complex="11pt" fo:background-color="#FFFFFF"/>
    </style:style>
    <style:style style:name="T190" style:parent-style-name="Fuentedepárrafopredeter." style:family="text">
      <style:text-properties style:font-name="Calibri" style:font-name-complex="Calibri" fo:color="#333333" fo:font-size="11pt" style:font-size-asian="11pt" style:font-size-complex="11pt" fo:background-color="#FFFFFF"/>
    </style:style>
    <style:style style:name="P191" style:parent-style-name="Normal" style:family="paragraph">
      <style:paragraph-properties fo:widows="2" fo:orphans="2" style:vertical-align="auto" fo:margin-bottom="0.1701in" fo:background-color="#FFFFFF"/>
      <style:text-properties fo:hyphenate="true"/>
    </style:style>
    <style:style style:name="T192"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T193"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194"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195"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T196"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197"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T198"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P199" style:parent-style-name="Normal" style:family="paragraph">
      <style:paragraph-properties fo:widows="2" fo:orphans="2" style:vertical-align="auto" fo:margin-bottom="0.1701in" fo:background-color="#FFFFFF"/>
      <style:text-properties fo:hyphenate="true"/>
    </style:style>
    <style:style style:name="T200"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T201"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202"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203"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8240"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02in" svg:y1="0.23661in" svg:x2="7.2739in" svg:y2="0.23661in" draw:z-index="251660288"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Castañeda Castañeda <text:s/>Manuel.</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16</text:p>
          </table:table-cell>
        </table:table-row>
        <table:table-row table:style-name="TableRow50">
          <table:table-cell table:style-name="TableCell51">
            <text:p text:style-name="P52"/>
            <text:p text:style-name="P53">No de Práctica(s):</text:p>
          </table:table-cell>
          <table:table-cell table:style-name="TableCell54">
            <text:p text:style-name="P55">1</text:p>
          </table:table-cell>
        </table:table-row>
        <table:table-row table:style-name="TableRow56">
          <table:table-cell table:style-name="TableCell57">
            <text:p text:style-name="P58"/>
            <text:p text:style-name="P59">Integrante(s):</text:p>
          </table:table-cell>
          <table:table-cell table:style-name="TableCell60">
            <text:p text:style-name="P61">Galván<text:s/>Álvarez<text:s/>Luis Miguel.</text:p>
          </table:table-cell>
        </table:table-row>
        <table:table-row table:style-name="TableRow62">
          <table:table-cell table:style-name="TableCell63">
            <text:p text:style-name="P64">No. de Equipo de cómputo empleado:</text:p>
          </table:table-cell>
          <table:table-cell table:style-name="TableCell65">
            <text:p text:style-name="P66">41</text:p>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20-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21 agosto de 20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p text:style-name="P99"/>
      <text:p text:style-name="P100"/>
      <text:p text:style-name="P101"><text:span text:style-name="T102">1.-¿Qué<text:s/></text:span><text:span text:style-name="T103">necesito</text:span><text:span text:style-name="T104"><text:s/>para montar un<text:s/></text:span><text:span text:style-name="T105">jardín</text:span><text:span text:style-name="T106"><text:s/>hidroponico?</text:span></text:p>
      <text:p text:style-name="P107"/>
      <text:h text:style-name="P108" text:outline-level="2">*Localización</text:h>
      <text:p text:style-name="P109">Como ya se ha mencionado anteriormente se puede realizar tanto en el ámbito urbano, en la terraza, patio, balcón incluso en el techo de<text:s/>las viviendas o en el ámbito rural mediante el empleo de invernaderos.</text:p>
      <text:p text:style-name="P110"/>
      <text:h text:style-name="P111" text:outline-level="2">*Material vegetal</text:h>
      <text:p text:style-name="P112"><text:span text:style-name="T113">En cultivos hidropónicos se pueden utilizar numerosas especies. En cuanto a </text:span><text:span text:style-name="T114">hortalizas</text:span><text:span text:style-name="T115"> se suelen emplear numerosas familias, entre ellas cucurbitáceas, crucíferas, s</text:span><text:span text:style-name="T116">olanáceas, compuestas…y se pueden realizar dos tipos de siembra.</text:span></text:p>
      <text:h text:style-name="P117" text:outline-level="2">*Sustrato</text:h>
      <text:p text:style-name="P118">Los sustratos son los medios donde se va a proceder para el desarrollo de las especies que queremos plantar en nuestro cultivo hidropónico y se caracterizan por ser inertes en relación a un aporte nutricional.</text:p>
      <text:h text:style-name="P119" text:outline-level="2">*Contenedor</text:h>
      <text:p text:style-name="P120">Es el lugar donde se coloca el sustrato y se pueden emplear numerosos materiales desde materiales plásticos como tubos de PVC hasta bolsas para el cultivo. </text:p>
      <text:h text:style-name="P121" text:outline-level="2">*Solución nutritiva</text:h>
      <text:p text:style-name="P122">Según el tipo de cultivo que se vaya a<text:s/>implementar y el estado de desarrollo en el que se encuentre se aplicará una solución madre u otra. En la solución nutritiva se debe hacer un aporte de 16 elementos esenciales para que el cultivo tenga un desarrollo adecuado pero los elementos en los que<text:s/>es primordial el cálculo son los macronutrientes (N, P, S, K, Ca, Mg) ya que los micronutrientes se proporcionan con preparados comerciales.</text:p>
      <text:h text:style-name="P123" text:outline-level="2">*Agua de riego</text:h>
      <text:p text:style-name="P124">Como ya se sabe el agua de riego puede contener numerosas sales disueltas, entre ellas nitratos, que<text:s/>en algunos sistemas puede ser beneficioso para el cultivo pero en este caso al encontrarnos en cultivos sin suelo puede condicionar la cantidad y calidad de la cosecha. </text:p>
      <text:h text:style-name="P125" text:outline-level="2">*Drenajes</text:h>
      <text:p text:style-name="P126">El cultivo debe presentar una pendiente homogénea, alrededor del 0.3%, para<text:s/>tener una referencia de los lixiviados que se producen y de esta forma saber si las raíces y el sustrato están absorbiendo adecuadamente para que no surjan problemas de salinización ni cambio de las condiciones del ph.</text:p>
      <text:p text:style-name="P127"/>
      <text:p text:style-name="P128">2.-¿Es posible construir un cluster<text:s/>con consolas de videojuegos?</text:p>
      <text:p text:style-name="P129">El profesor Frank Miller, de la Universidad de carolina del norte se hizo esta pregunta y según él, cada PS3 tiene 6 núcleos operacionales especializados en procesamiento de números y un núcleo general que alineados en su configuración de dos vías en el cluster que armo con 8 unidades obtuvo 64 procesadores, eso significa que tenía alta capacidad al procesar datos y además de poder correr los últimos juegos de ordenador.</text:p>
      <text:p text:style-name="P130">Miller reconoce que está limitado a los 256 MB de memoria<text:s/>RAM pero se podría expandir, gracias a él, varias organizaciones han tratado de imitar su trabajo, una de ellas es la fuerza aérea de EUA quienes completaron el proyecto “CONDOR” el cual utiliza 1760 procesadores de PS3 que ofrecen 500 billones de cálculos de punto flotante por segundo.</text:p>
      <text:p text:style-name="P131"/>
      <text:p text:style-name="P132"/>
      <text:p text:style-name="P133"/>
      <text:p text:style-name="P134"/>
      <text:p text:style-name="P135"/>
      <text:p text:style-name="P136"/>
      <text:p text:style-name="P137">3.- ¿Qué necesito para alimentar un calentador de unapexera de 600lt con energia solar?</text:p>
      <text:p text:style-name="P138"/>
      <text:p text:style-name="Standard"><text:span text:style-name="T139">Para un calentador de 600 lt que utiliza 600W necesitamos dos: Panel Solar Iusasol PV-05-305 305 W Monocristalino Tecnología 5BB</text:span><text:span text:style-name="T140"><text:s/>PERC. </text:span></text:p>
      <text:h text:style-name="P141" text:outline-level="2">Características</text:h>
      <text:section text:name="Sect1" text:style-name="S1">
        <text:soft-page-break/>
        <text:list text:style-name="LFO1" text:continue-numbering="true">
          <text:list-item>
            <text:p text:style-name="P142"><text:span text:style-name="T143">Marca:<text:s/></text:span><text:span text:style-name="T144">Iusasol</text:span></text:p>
          </text:list-item>
          <text:list-item>
            <text:p text:style-name="P145"><text:span text:style-name="T146">Modelo:<text:s/></text:span><text:span text:style-name="T147">PV-05-305</text:span></text:p>
          </text:list-item>
          <text:list-item>
            <text:p text:style-name="P148"><text:span text:style-name="T149">Potencia máxima:<text:s/></text:span><text:span text:style-name="T150">305 W</text:span></text:p>
          </text:list-item>
          <text:list-item>
            <text:p text:style-name="P151"><text:span text:style-name="T152">Formato de venta:<text:s/></text:span><text:span text:style-name="T153">Unidad</text:span></text:p>
          </text:list-item>
          <text:list-item>
            <text:p text:style-name="P154"><text:span text:style-name="T155">Unidades por pack:<text:s/></text:span><text:span text:style-name="T156">1</text:span></text:p>
          </text:list-item>
          <text:list-item>
            <text:p text:style-name="P157"><text:span text:style-name="T158">Ancho:<text:s/></text:span><text:span text:style-name="T159">99 cm</text:span></text:p>
          </text:list-item>
          <text:list-item>
            <text:p text:style-name="P160"><text:span text:style-name="T161">Largo:<text:s/></text:span><text:span text:style-name="T162">166 cm</text:span></text:p>
          </text:list-item>
          <text:list-item>
            <text:p text:style-name="P163"><text:span text:style-name="T164">Tipo de panel solar:<text:s/></text:span><text:span text:style-name="T165">Monocristalin</text:span></text:p>
          </text:list-item>
        </text:list>
      </text:section>
      <text:section text:name="Sect2" text:style-name="S2">
        <text:p text:style-name="P166"/>
      </text:section>
      <text:section text:name="Sect3" text:style-name="S3">
        <text:p text:style-name="P167"/>
        <text:p text:style-name="P168">4.-¿Quién participó en la major partida de ajedrez?</text:p>
        <text:p text:style-name="P169"/>
        <text:h text:style-name="P170" text:outline-level="2">Kasparov<text:s/>vs. Topalov, Wijk aan Zee 1999.</text:h>
        <text:p text:style-name="P171"><text:span text:style-name="T172">A pesar de perder un match histórico contra el módulo informático Deep Blue dos años antes, </text:span><text:span text:style-name="T173">Garry Kasparov</text:span><text:span text:style-name="T174"> estaba en su mejor momento en 1999, ganando torneos por grandes márgenes y logrando el Elo más alto de la historia ha</text:span><text:span text:style-name="T175">sta ese momento (2851). Kasparov tiene una larga lista de partidas brillantes a sus espaldas, pero esta partida es casi indiscutiblemente su obra maestra. </text:span></text:p>
        <text:p text:style-name="P176">Kasparov vs. Topalov es todo lo que una partida de ajedrez debería ser: una lucha feroz jugada de forma brillante por ambos ajedrecistas, numerosos temas tácticos ¡y una caza al rey que lleva a este de un lado a otro del tablero! Resulta difícil imaginar ninguna otra partida encabezando esta lista, pero estaremos encantados de tener nuevas competidoras en los próximos años. </text:p>
        <text:p text:style-name="P177">5.-¿Cuál es el principio de operación de un circuito integrado?</text:p>
        <text:p text:style-name="P178"/>
        <text:p text:style-name="P179">Las operaciones básicas son la suma y la resta, ya que la multiplicación es fundamentalmente, una suma repetitiva y la división una resta encadenada.</text:p>
        <text:p text:style-name="P180"/>
        <text:p text:style-name="P181">6.-¿Qué es el<text:s/>catobolimo y cómo se contrarresta?</text:p>
        <text:p text:style-name="P182"/>
        <text:p text:style-name="Standard"><text:span text:style-name="T183">El catabolismo se produce cuando el propio organismo, al no recibir alimento, acaba por nutrirse de sus propios tejidos </text:span><text:span text:style-name="T184">consumiendo de esta manera el músculo </text:span><text:span text:style-name="T185">y acabando poco a poco con nuestra masa muscular. Un proceso q</text:span><text:span text:style-name="T186">ue puede llevarse a cabo en casos en los que sometemos a nuestro cuerpo a </text:span><text:span text:style-name="T187">duros entrenamientos y no lo alimentamos </text:span><text:span text:style-name="T188">como es debido para que crezca; o cuando seguimos una </text:span><text:span text:style-name="T189">dieta de adelgazamiento</text:span><text:span text:style-name="T190">.</text:span></text:p>
        <text:p text:style-name="P191"><text:span text:style-name="T192">Para evitar el catabolismo lo importante es </text:span><text:span text:style-name="T193">dotar al organismo</text:span><text:span text:style-name="T194"><text:s/>de las proteínas necesarias </text:span><text:span text:style-name="T195">para que el músculo esté bien alimentado. Normalmente nuestro organismo </text:span><text:span text:style-name="T196">necesita en torno a 2 gramos de proteínas por kilo de peso</text:span><text:span text:style-name="T197">. Aunque esta cantidad aumenta en el caso de la gente que quiere aumentar considerablemente su ma</text:span><text:span text:style-name="T198">sa muscular, que deberán ingerir en torno a 4 gramos por kilo de peso.</text:span></text:p>
        <text:p text:style-name="P199"><text:span text:style-name="T200">Consumir la cantidad adecuada de proteínas no va a implicar engordar, pues lo que debemos hacer es </text:span><text:span text:style-name="T201">comprobar que los alimentos que consumimos tienen un mayor aporte proteínico que calór</text:span><text:span text:style-name="T202">ico o de grasas</text:span><text:span text:style-name="T203">. Es recomendable ingerir proteínas limpias que se encuentran en las carnes blancas como el pollo, pavo... pescado como el atún, salmón... Y en numerosas verduras y cereale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Galván</dc:creator>
    <meta:creation-date>2019-08-15T16:16:00Z</meta:creation-date>
    <dc:date>2019-08-18T19:00:00Z</dc:date>
    <meta:template xlink:href="Normal" xlink:type="simple"/>
    <meta:editing-cycles>4</meta:editing-cycles>
    <meta:editing-duration>PT1320S</meta:editing-duration>
    <meta:document-statistic meta:page-count="3" meta:paragraph-count="11" meta:word-count="920" meta:character-count="5974" meta:row-count="42" meta:non-whitespace-character-count="5065"/>
  </office:meta>
</office:document-meta>
</file>